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text-properties fo:font-variant="normal" fo:text-transform="none" fo:color="#000000" style:font-name="Helvetica Neue" fo:font-size="9.75pt" fo:letter-spacing="normal" fo:font-style="normal" fo:font-weight="normal"/>
    </style:style>
    <style:style style:name="P2" style:family="paragraph" style:parent-style-name="Standard">
      <style:paragraph-properties fo:margin-left="0in" fo:margin-right="0in" fo:widows="1" fo:text-indent="0in" style:auto-text-indent="false"/>
    </style:style>
    <style:style style:name="T1" style:family="text">
      <style:text-properties fo:font-variant="normal" fo:text-transform="none" fo:color="#000000" style:font-name="Helvetica Neue" fo:font-size="9.75pt" fo:letter-spacing="normal" fo:font-style="normal" fo:font-weight="normal"/>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hand Amadeo the Book. "Nothing too bad. Can you make sense of these symbols? There were a relatively large number of other, similar-looking books and scrolls strewn throughout the temple, but the guardian was only willing to part with one."</text:p>
      <text:section text:style-name="Sect1" text:name="yui_3_16_0_1_1436288963235_2841">
        <text:p text:style-name="P1"><text:line-break/></text:p>
      </text:section>
      <text:section text:style-name="Sect1" text:name="yui_3_16_0_1_1436288963235_2840">
        <text:p text:style-name="P1">If Amadeo can read the book, I will ask him to summarize a passage or two for me.</text:p>
      </text:section>
      <text:section text:style-name="Sect1" text:name="yui_3_16_0_1_1436288963235_2851">
        <text:p text:style-name="P1"><text:line-break/></text:p>
      </text:section>
      <text:section text:style-name="Sect1" text:name="yui_3_16_0_1_1436288963235_2839">
        <text:p text:style-name="P1">Also, after I'm all rested up, I need a new heavy steel shield.</text:p>
      </text:section>
      <text:section text:style-name="Sect1" text:name="yui_3_16_0_1_1436288963235_2838">
        <text:p text:style-name="P1"><text:line-break/></text:p>
      </text:section>
      <text:section text:style-name="Sect1" text:name="yui_3_16_0_1_1436288963235_2833">
        <text:p text:style-name="P2"><text:span text:style-name="T1">Also, I don't think that the map made it.</text:span></text:p>
      </text:section>
      <text:p text:style-name="Standard"/>
      <text:p text:style-name="Standard"><text:tab/>Amadeo takes the Book and sits back in his chair, flipping through the pages.</text:p>
      <text:p text:style-name="Standard"><text:s/>“This is... interesting. The script is in a different tongue than any of the other tomes dealing with Silmar. I will have to bring it to my Order for study. Stringent, was the bird? Ha. I would expect no less from a sphinx, I suppose.”</text:p>
      <text:p text:style-name="Standard">“ Until the book has been deciphered, I'm afraid all we can do is wait, and deal with whatever Silmar throws our way when he throws it.”</text:p>
      <text:p text:style-name="Standard">“In addition, I feel that you both deserve more than thanks for the deeds you have done to help my Order. I offer to anoint you as a Vanguard in the Order of Illumination, if it pleases you. You would continue to help the Order, ranging on the front lines. The Order has many other benefits, including that we will help pay for the acquisition of Holy weapons for our members. I will let you think on the proposition, and will await your answer at our next meeting, after the Book has lent us it's secrets.”</text:p>
      <text:p text:style-name="Standard"/>
      <text:p text:style-name="Standard"><text:tab/>You and Ciel leave the temple and walk through the streets back to the guildhouse. Torches light the building, and you can see inside the windows as you tie up your donkey. You go inside, the warm air washes over your face and you smell the sweet juices dripping from a pig being roasted on the fire. You see a young bard telling stories around the fire as Raan Sandharrow laughs loudly above the din of the place. Glowing symbols circle Eomar Elstan as she studies an old magic tome, papers covering the table in front of her. Lady Mirajane serves Ciel a drink as she dodges a crossbow bolt mistakenly shot by a drunken Phala. The Guildmaster sits up on the railing of the balcony crosslegged, talking quietly to a man in crisp, dark robes, with a black hat sitting on his head and brass goggles covering his eyes. The Master's full white mustache drips with ale as he takes another sip from his pint-sized flaggon.</text:p>
      <text:p text:style-name="Standard">As it is late, you order a meal from Mirajane and head to your cot to get a night's rest. Kazand transforms from book to rabbit and hops out of his satchel to follow you up the stairs. </text:p>
      <text:p text:style-name="Standard"><text:tab/></text:p>
      <text:p text:style-name="Standard"><text:tab/>You awaken early in the morning and head to the city's market in search of a blacksmith. Kazand follows as a large black dog, his shimmering red eyes like rubies set into his fur. You walk along the bustling morning streets to the market district, and come to the best blacksmith in the city, Haarold Julmonder. His is a huge burly gentleman, nearly seven feet tall and built as tough as an ox. His mangy red beard outlines his cheery red face, spattered by small burns where sparks had singed him. He commands a forge with many apprentices, and a tall, thin man with wild grey hair names Ordolph. Ordolph, you recognize, is the wizard who works with Haarold, adding enchantments to his works. Haarold pauses his work on a greathelm, it's metal elk antlers clattering on the anvil.</text:p>
      <text:p text:style-name="Standard"><text:tab/>Haarold speaks loudly to you over the deafening clang of hammers on steel.</text:p>
      <text:p text:style-name="Standard">“Welcome, welcome my sir! What may I find for you today? A heavy battleaxe maybe? Or an decorated breastpl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07T12:10:39.31</meta:creation-date>
    <dc:date>2015-07-07T14:36:01.60</dc:date>
    <dc:creator>Nolan Roth</dc:creator>
    <meta:editing-duration>PT1H19M41S</meta:editing-duration>
    <meta:editing-cycles>3</meta:editing-cycles>
    <meta:generator>OpenOffice/4.1.1$Win32 OpenOffice.org_project/411m6$Build-9775</meta:generator>
    <meta:document-statistic meta:table-count="0" meta:image-count="0" meta:object-count="0" meta:page-count="1" meta:paragraph-count="17" meta:word-count="642" meta:character-count="3457"/>
  </office:meta>
</office:document-meta>
</file>